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3" draw:textarea-horizontal-align="justify" draw:textarea-vertical-align="middle" draw:auto-grow-height="false" fo:min-height="1.85cm" fo:min-width="8.9cm"/>
    </style:style>
    <style:style style:name="gr2" style:family="graphic" style:parent-style-name="standard">
      <style:graphic-properties svg:stroke-color="#000000" draw:fill="none" draw:opacity="100%" draw:opacity-name="Transparency_20_3" draw:textarea-horizontal-align="justify" draw:textarea-vertical-align="middle" draw:auto-grow-height="false" fo:min-height="1.85cm" fo:min-width="3.9cm"/>
    </style:style>
    <style:style style:name="gr3" style:family="graphic" style:parent-style-name="standard">
      <style:graphic-properties svg:stroke-color="#000000" draw:fill="none" draw:opacity="100%" draw:opacity-name="Transparency_20_3" draw:textarea-horizontal-align="justify" draw:textarea-vertical-align="middle" draw:auto-grow-height="false" fo:min-height="1.85cm" fo:min-width="2.2cm"/>
    </style:style>
    <style:style style:name="P1" style:family="paragraph">
      <style:paragraph-properties fo:text-align="start"/>
      <style:text-properties fo:font-size="18pt"/>
    </style:style>
    <style:style style:name="P2" style:family="paragraph">
      <loext:graphic-properties draw:fill="none" draw:opacity="100%" draw:opacity-name="Transparency_20_3"/>
      <style:paragraph-properties fo:text-align="start"/>
      <style:text-properties style:font-name="Source Code Pro" fo:font-size="18pt"/>
    </style:style>
    <style:style style:name="T1" style:family="text">
      <style:text-properties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4cm" svg:height="2.1cm" svg:x="1cm" svg:y="1cm">
          <text:p text:style-name="P1"><text:span text:style-name="T1">nam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cm">
          <text:p text:style-name="P1"><text:span text:style-name="T1">"Apfel"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3.3cm">
          <text:p text:style-name="P1"><text:span text:style-name="T1">form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3.3cm">
          <text:p text:style-name="P1"><text:span text:style-name="T1">"rund"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5.7cm">
          <text:p text:style-name="P1"><text:span text:style-name="T1">gewicht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5.7cm">
          <text:p text:style-name="P1"><text:span text:style-name="T1">0.15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8cm">
          <text:p text:style-name="P1"><text:span text:style-name="T1">sorten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2.1cm" svg:x="10.6cm" svg:y="8cm"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2.1cm" svg:x="15.6cm" svg:y="8cm"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0.4cm">
          <text:p text:style-name="P1"><text:span text:style-name="T1">nam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0.4cm">
          <text:p text:style-name="P1"><text:span text:style-name="T1">"Granny Smith"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2.8cm">
          <text:p text:style-name="P1"><text:span text:style-name="T1">preis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2.8cm">
          <text:p text:style-name="P1"><text:span text:style-name="T1">1.5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5.1cm">
          <text:p text:style-name="P1"><text:span text:style-name="T1">farb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5.1cm">
          <text:p text:style-name="P1"><text:span text:style-name="T1">"grün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7.5cm">
          <text:p text:style-name="P1"><text:span text:style-name="T1">nam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7.5cm">
          <text:p text:style-name="P1"><text:span text:style-name="T1">"Kiku"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9.9cm">
          <text:p text:style-name="P1"><text:span text:style-name="T1">preis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9.9cm">
          <text:p text:style-name="P1"><text:span text:style-name="T1">2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22.2cm">
          <text:p text:style-name="P1"><text:span text:style-name="T1">farb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22.2cm">
          <text:p text:style-name="P1"><text:span text:style-name="T1">"rot"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10.6cm" svg:y="24.6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14cm" svg:y="24.6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17.3cm" svg:y="24.6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1cm" svg:y="24.6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4.4cm" svg:y="24.6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7.7cm" svg:y="24.6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1:56:09.524789978</meta:creation-date>
    <meta:generator>LibreOffice/5.1.2.2$Linux_X86_64 LibreOffice_project/10m0$Build-2</meta:generator>
    <dc:date>2016-05-31T12:14:18.136195972</dc:date>
    <meta:editing-duration>PT12M18S</meta:editing-duration>
    <meta:editing-cycles>2</meta:editing-cycles>
    <meta:document-statistic meta:object-count="27"/>
  </office:meta>
</office:document-meta>
</file>